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7063in" svg:y="0.0394in">
            <draw:object draw:notify-on-update-of-ranges="Sheet1.B1:Sheet1.B1 Sheet1.B2:Sheet1.B13 Sheet1.C1:Sheet1.C1 Sheet1.C2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028in" svg:y="0.0394in">
            <draw:object draw:notify-on-update-of-ranges="Sheet1.L1:Sheet1.L1 Sheet1.L2:Sheet1.L8 Sheet1.M1:Sheet1.M1 Sheet1.M2:Sheet1.M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1"/>
        <table:table-column table:style-name="co2" table:default-cell-style-name="ce2"/>
        <table:table-row table:style-name="ro1">
          <table:table-cell/>
          <table:table-cell office:value-type="string" calcext:value-type="string">
            <text:p>Mês</text:p>
          </table:table-cell>
          <table:table-cell table:style-name="ce1" office:value-type="string" calcext:value-type="string">
            <text:p>ReceitaBruta</text:p>
          </table:table-cell>
          <table:table-cell table:number-columns-repeated="8"/>
          <table:table-cell office:value-type="string" calcext:value-type="string">
            <text:p>Loja</text:p>
          </table:table-cell>
          <table:table-cell table:style-name="ce1" office:value-type="string" calcext:value-type="string">
            <text:p>QuantidadeVendid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10849.66" calcext:value-type="float">
            <text:p>210849.66</text:p>
          </table:table-cell>
          <table:table-cell table:number-columns-repeated="8"/>
          <table:table-cell office:value-type="string" calcext:value-type="string">
            <text:p>Belo Horizonte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8483.42" calcext:value-type="float">
            <text:p>168483.42</text:p>
          </table:table-cell>
          <table:table-cell table:number-columns-repeated="8"/>
          <table:table-cell office:value-type="string" calcext:value-type="string">
            <text:p>Curitiba</text:p>
          </table:table-cell>
          <table:table-cell office:value-type="float" office:value="2401" calcext:value-type="float">
            <text:p>24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85083.82" calcext:value-type="float">
            <text:p>285083.82</text:p>
          </table:table-cell>
          <table:table-cell table:number-columns-repeated="8"/>
          <table:table-cell office:value-type="string" calcext:value-type="string">
            <text:p>Florianopolis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7972.4" calcext:value-type="float">
            <text:p>257972.4</text:p>
          </table:table-cell>
          <table:table-cell table:number-columns-repeated="8"/>
          <table:table-cell office:value-type="string" calcext:value-type="string">
            <text:p>Online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3353.84" calcext:value-type="float">
            <text:p>283353.84</text:p>
          </table:table-cell>
          <table:table-cell table:number-columns-repeated="8"/>
          <table:table-cell office:value-type="string" calcext:value-type="string">
            <text:p>Porto Alegre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54739.992" calcext:value-type="float">
            <text:p>454739.992</text:p>
          </table:table-cell>
          <table:table-cell table:number-columns-repeated="8"/>
          <table:table-cell office:value-type="string" calcext:value-type="string">
            <text:p>Rio de Janeiro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42757.9" calcext:value-type="float">
            <text:p>242757.9</text:p>
          </table:table-cell>
          <table:table-cell table:number-columns-repeated="8"/>
          <table:table-cell office:value-type="string" calcext:value-type="string">
            <text:p>Sao Paulo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56192.856" calcext:value-type="float">
            <text:p>456192.856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56809.42" calcext:value-type="float">
            <text:p>256809.42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5986.04" calcext:value-type="float">
            <text:p>225986.04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48448.06" calcext:value-type="float">
            <text:p>248448.06</text:p>
          </table:table-cell>
          <table:table-cell table:number-columns-repeated="8"/>
          <table:table-cell table:style-name="Default"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40503.728" calcext:value-type="float">
            <text:p>440503.728</text:p>
          </table:table-cell>
          <table:table-cell table:number-columns-repeated="8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0T06:50:38.403000000</meta:creation-date>
    <dc:date>2023-07-10T07:03:30.618000000</dc:date>
    <meta:editing-duration>PT12M51S</meta:editing-duration>
    <meta:editing-cycles>3</meta:editing-cycles>
    <meta:generator>LibreOffice/7.5.4.2$Windows_X86_64 LibreOffice_project/36ccfdc35048b057fd9854c757a8b67ec53977b6</meta:generator>
    <meta:document-statistic meta:table-count="1" meta:cell-count="4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top" svg:x="5.543cm" svg:y="0.185cm" style:legend-expansion="wide" chart:style-name="ch2"/>
        <chart:plot-area chart:style-name="ch3" table:cell-range-address="Sheet1.B1:Sheet1.C13" chart:data-source-has-labels="row" svg:x="0.32cm" svg:y="0.963cm" svg:width="15.36cm" svg:height="7.857cm">
          <chart:coordinate-region svg:x="1.682cm" svg:y="1.162cm" svg:width="13.811cm" svg:height="7.0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3" chart:label-cell-address="Sheet1.B1:Sheet1.B1" chart:class="chart:line">
            <chart:data-point chart:repeated="12"/>
          </chart:series>
          <chart:series chart:style-name="ch7" chart:values-cell-range-address="Sheet1.C2:Sheet1.C13" chart:label-cell-address="Sheet1.C1:Sheet1.C1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ês</text:p>
                <draw:g>
                  <svg:desc>Sheet1.B1:Sheet1.B1</svg:desc>
                </draw:g>
              </table:table-cell>
              <table:table-cell office:value-type="string">
                <text:p>ReceitaBruta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13</svg:desc>
                </draw:g>
              </table:table-cell>
              <table:table-cell office:value-type="float" office:value="210849.66">
                <text:p>210849.66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8483.42">
                <text:p>168483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85083.82">
                <text:p>285083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7972.4">
                <text:p>25797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3353.84">
                <text:p>283353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54739.992">
                <text:p>454739.9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42757.9">
                <text:p>242757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56192.856">
                <text:p>456192.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6809.42">
                <text:p>256809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25986.04">
                <text:p>225986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8448.06">
                <text:p>248448.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40503.728">
                <text:p>440503.7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255cm" svg:y="4.201cm" style:legend-expansion="high" chart:style-name="ch2"/>
        <chart:plot-area chart:style-name="ch3" table:cell-range-address="Sheet1.L1:Sheet1.M8" chart:data-source-has-labels="both" svg:x="0.32cm" svg:y="0.18cm" svg:width="11.615cm" svg:height="8.64cm">
          <chart:coordinate-region svg:x="1.312cm" svg:y="0.379cm" svg:width="10.623cm" svg:height="6.321cm"/>
          <chart:axis chart:dimension="x" chart:name="primary-x" chart:style-name="ch4" chartooo:axis-type="auto">
            <chartooo:date-scale/>
            <chart:categories table:cell-range-address="Sheet1.L2:Sheet1.L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M2:Sheet1.M8" chart:label-cell-address="Sheet1.M1:Sheet1.M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dadeVendida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lo Horizonte</text:p>
                <draw:g>
                  <svg:desc>Sheet1.L2:Sheet1.L8</svg:desc>
                </draw:g>
              </table:table-cell>
              <table:table-cell office:value-type="float" office:value="851">
                <text:p>851</text:p>
                <draw:g>
                  <svg:desc>Sheet1.M2:Sheet1.M8</svg:desc>
                </draw:g>
              </table:table-cell>
            </table:table-row>
            <table:table-row>
              <table:table-cell office:value-type="string">
                <text:p>Curitiba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Florianopolis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Online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Porto Alegre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Rio de Janeiro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Sao Paulo</text:p>
              </table:table-cell>
              <table:table-cell office:value-type="float" office:value="1673">
                <text:p>16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